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A000002846C7BB07FF12F8DEA.png" manifest:media-type="image/png"/>
  <manifest:file-entry manifest:full-path="Pictures/10000000000003BB000003BF9C428C47EB55CAAF.png" manifest:media-type="image/png"/>
  <manifest:file-entry manifest:full-path="Pictures/10000000000005550000031FF53F5ED2A22E00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3.272cm" svg:height="13.326cm" draw:z-index="0"><draw:image xlink:href="Pictures/10000000000003BB000003BF9C428C47EB55CAAF.png" xlink:type="simple" xlink:show="embed" xlink:actuate="onLoad" draw:mime-type="image/png"/></draw:frame><draw:frame draw:style-name="fr1" draw:name="Image2" text:anchor-type="char" svg:x="0cm" svg:y="17.667cm" svg:width="14.3cm" svg:height="8.37cm" draw:z-index="1"><draw:image xlink:href="Pictures/10000000000005550000031FF53F5ED2A22E0026.png" xlink:type="simple" xlink:show="embed" xlink:actuate="onLoad" draw:mime-type="image/png"/></draw:frame><draw:frame draw:style-name="fr1" draw:name="Image3" text:anchor-type="char" svg:x="9.527cm" svg:y="8.043cm" svg:width="8.745cm" svg:height="8.883cm" draw:z-index="2"><draw:image xlink:href="Pictures/100000000000027A000002846C7BB07FF12F8D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20:23:54.924000000</meta:creation-date>
    <dc:date>2022-12-17T06:48:40.241000000</dc:date>
    <meta:editing-duration>P1DT5H17M20S</meta:editing-duration>
    <meta:editing-cycles>4</meta:editing-cycles>
    <meta:generator>LibreOffice/7.1.4.2$Windows_X86_64 LibreOffice_project/a529a4fab45b75fefc5b6226684193eb000654f6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